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6291ca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6291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d8d4" officeooo:paragraph-rsid="0062d8d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6291ca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6291ca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59c88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81ccd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7c901" officeooo:paragraph-rsid="006291ca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3148d5" officeooo:paragraph-rsid="006291ca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officeooo:rsid="00179cd7" officeooo:paragraph-rsid="006291ca" style:font-size-asian="12pt" style:font-size-complex="12pt"/>
    </style:style>
    <style:style style:name="P14" style:family="paragraph" style:parent-style-name="Standard" style:list-style-name="L3">
      <style:text-properties style:font-name="DejaVu Sans Condensed1" officeooo:paragraph-rsid="006291ca"/>
    </style:style>
    <style:style style:name="P15" style:family="paragraph" style:parent-style-name="Standard" style:list-style-name="L3">
      <style:text-properties style:font-name="DejaVu Sans Condensed1" officeooo:rsid="00572871" officeooo:paragraph-rsid="006291ca"/>
    </style:style>
    <style:style style:name="P16" style:family="paragraph" style:parent-style-name="Standard" style:list-style-name="L3">
      <style:text-properties style:font-name="DejaVu Sans Condensed1" fo:font-weight="normal" officeooo:rsid="0058fbd3" officeooo:paragraph-rsid="006291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2871" style:font-weight-asian="bold" style:font-weight-complex="bold"/>
    </style:style>
    <style:style style:name="T3" style:family="text">
      <style:text-properties fo:font-weight="bold" officeooo:rsid="00599b95" style:font-weight-asian="bold" style:font-weight-complex="bold"/>
    </style:style>
    <style:style style:name="T4" style:family="text">
      <style:text-properties fo:font-weight="bold" officeooo:rsid="005d3f0d" style:font-weight-asian="bold" style:font-weight-complex="bold"/>
    </style:style>
    <style:style style:name="T5" style:family="text">
      <style:text-properties fo:font-weight="bold" officeooo:rsid="0066bf8c" style:font-weight-asian="bold" style:font-weight-complex="bold"/>
    </style:style>
    <style:style style:name="T6" style:family="text">
      <style:text-properties officeooo:rsid="0044707e"/>
    </style:style>
    <style:style style:name="T7" style:family="text">
      <style:text-properties style:text-line-through-style="none" style:text-line-through-type="none" fo:font-size="12pt" officeooo:rsid="003148d5" style:font-size-asian="12pt" style:font-name-complex="DejaVu Sans Condensed2" style:font-size-complex="12pt"/>
    </style:style>
    <style:style style:name="T8" style:family="text">
      <style:text-properties style:text-line-through-style="none" style:text-line-through-type="none" fo:font-size="12pt" officeooo:rsid="00585e3d" style:font-size-asian="12pt" style:font-name-complex="DejaVu Sans Condensed2" style:font-size-complex="12pt"/>
    </style:style>
    <style:style style:name="T9" style:family="text">
      <style:text-properties style:text-line-through-style="none" style:text-line-through-type="none" fo:font-size="12pt" officeooo:rsid="0050ff12" style:font-size-asian="12pt" style:font-name-complex="DejaVu Sans Condensed2" style:font-size-complex="12pt"/>
    </style:style>
    <style:style style:name="T10" style:family="text">
      <style:text-properties style:text-line-through-style="none" style:text-line-through-type="none" fo:font-size="12pt" officeooo:rsid="004958b0" style:font-size-asian="12pt" style:font-name-complex="DejaVu Sans Condensed2" style:font-size-complex="12pt"/>
    </style:style>
    <style:style style:name="T11" style:family="text">
      <style:text-properties style:text-line-through-style="none" style:text-line-through-type="none" fo:font-size="12pt" style:font-size-asian="12pt" style:font-size-complex="12pt"/>
    </style:style>
    <style:style style:name="T12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13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14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15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style="normal" fo:font-weight="normal" officeooo:rsid="006291c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style="normal" fo:font-weight="bold" officeooo:rsid="00636f7f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65f699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41" style:family="text">
      <style:text-properties officeooo:rsid="00599b95"/>
    </style:style>
    <style:style style:name="T42" style:family="text">
      <style:text-properties officeooo:rsid="005cbe7f"/>
    </style:style>
    <style:style style:name="T43" style:family="text">
      <style:text-properties officeooo:rsid="005d3f0d"/>
    </style:style>
    <style:style style:name="T44" style:family="text">
      <style:text-properties officeooo:rsid="0059fa1e"/>
    </style:style>
    <style:style style:name="T45" style:family="text">
      <style:text-properties officeooo:rsid="005684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4">202</text:span><text:span text:style-name="T35"> - </text:span><text:span text:style-name="T34">Ground</text:span><text:span text:style-name="T36"> - </text:span><text:span text:style-name="T37">Pre</text:span><text:span text:style-name="T38">f</text:span><text:span text:style-name="T39">light, </text:span><text:span text:style-name="T40">Performance Limits</text:span></text:p>
      <text:p text:style-name="P5"/>
      <text:p text:style-name="P1"><text:span text:style-name="T6">Preflight</text:span> (<text:span text:style-name="T6">after cold start or from </text:span>hot start)</text:p>
      <text:list xml:id="list953998848" text:style-name="L1">
        <text:list-item>
          <text:p text:style-name="P7"><text:span text:style-name="T19">After arming, </text:span><text:span text:style-name="T27">l</text:span><text:span text:style-name="T28">oad</text:span><text:span text:style-name="T17"> weapons </text:span><text:span text:style-name="T20">and flight plan </text:span><text:span text:style-name="T17">into DSMS</text:span><text:span text:style-name="T20">. <text:s/>On </text:span><text:span text:style-name="T25">left</text:span><text:span text:style-name="T26"> MFD</text:span><text:span text:style-name="T17">:</text:span></text:p>
          <text:list>
            <text:list-item>
              <text:p text:style-name="P9">Press <text:span text:style-name="T1">LOAD</text:span> OSB<text:span text:style-name="T45"> (B3)</text:span>.</text:p>
            </text:list-item>
            <text:list-item>
              <text:p text:style-name="P9">Press <text:span text:style-name="T1">LOAD ALL</text:span> OSB <text:span text:style-name="T45">(R5)</text:span>.</text:p>
            </text:list-item>
            <text:list-item>
              <text:p text:style-name="P9">Reload is complete when <text:span text:style-name="T1">*</text:span> appears next to all items<text:span text:style-name="T44"> (takes about 20 seconds).</text:span></text:p>
            </text:list-item>
          </text:list>
        </text:list-item>
        <text:list-item>
          <text:p text:style-name="P9"><text:span text:style-name="T1">Radios</text:span> ... <text:span text:style-name="T1">As needed</text:span><text:span text:style-name="T44"> (left console inboard middle to rear, behind throttle)</text:span></text:p>
        </text:list-item>
        <text:list-item>
          <text:p text:style-name="P9"><text:span text:style-name="T1">Lights</text:span> ... <text:span text:style-name="T1">As desired</text:span><text:span text:style-name="T41"> (right console, outboard rear), use </text:span><text:span text:style-name="T3">Pinky Wheel forward</text:span><text:span text:style-name="T41"> to set "default" lights, </text:span><text:span text:style-name="T3">Pinky Wheel back</text:span><text:span text:style-name="T41"> to use light panel settings, </text:span><text:span text:style-name="T3">Pinky Wheel press</text:span><text:span text:style-name="T41"> to turn off all external lights</text:span></text:p>
        </text:list-item>
        <text:list-item>
          <text:p text:style-name="P9"><text:span text:style-name="T1">Countermeasures programs</text:span> ... <text:span text:style-name="T1">As desired</text:span><text:span text:style-name="T44"> (see countermeasures kneeboard page for details)</text:span></text:p>
        </text:list-item>
      </text:list>
      <text:list xml:id="list2048108465" text:style-name="L2">
        <text:list-item>
          <text:list>
            <text:list-item>
              <text:p text:style-name="P8"><text:span text:style-name="T21">If </text:span><text:span text:style-name="T29">JMR</text:span><text:span text:style-name="T21"> shows </text:span><text:span text:style-name="T29">OFF</text:span><text:span text:style-name="T21"> on </text:span><text:span text:style-name="T29">CMSC</text:span><text:span text:style-name="T21"> (under HUD): </text:span><text:span text:style-name="T30">CMSP JMR switch</text:span><text:span text:style-name="T22"> ... </text:span><text:span text:style-name="T30">Momentarily forward</text:span><text:span text:style-name="T22"> to set jammer from OFF to SBY (CMSP panel, right console inboard forward, check status on CMSC panel under UFC, should say </text:span><text:span text:style-name="T30">SBY AIR</text:span><text:span text:style-name="T22">)</text:span></text:p>
            </text:list-item>
          </text:list>
        </text:list-item>
      </text:list>
      <text:list xml:id="list215054265130076" text:continue-list="list953998848" text:style-name="L1">
        <text:list-item>
          <text:p text:style-name="P7"><text:span text:style-name="T31">Altitude warnings</text:span><text:span text:style-name="T17"> </text:span><text:span text:style-name="T18">("Altitude, altitude") </text:span><text:span text:style-name="T17">... </text:span><text:span text:style-name="T28">As desired</text:span><text:span text:style-name="T18">:</text:span></text:p>
          <text:list>
            <text:list-item>
              <text:p text:style-name="P10"><text:span text:style-name="T43">On </text:span><text:span text:style-name="T4">UFC</text:span><text:span text:style-name="T43">, p</text:span>ress <text:span text:style-name="T1">ALT ALRT</text:span> button <text:span text:style-name="T43">to cycle through </text:span><text:span text:style-name="T4">AGL Floor</text:span><text:span text:style-name="T43">, </text:span><text:span text:style-name="T4">MSL Floor</text:span><text:span text:style-name="T43">, </text:span><text:span text:style-name="T4">MSL Ceiling</text:span><text:span text:style-name="T43">. <text:s/></text:span>HUD will show current altitude warning<text:span text:style-name="T43"> and value. <text:s/>D</text:span><text:span text:style-name="T42">efault is 500 ft</text:span><text:span text:style-name="T43"> radar, 0 ft MSL floor, 0 ft MSL ceiling.</text:span></text:p>
            </text:list-item>
            <text:list-item>
              <text:p text:style-name="P10">Enter new altitude on <text:span text:style-name="T1">UFC scratchpad</text:span>, then press <text:span text:style-name="T1">ENT</text:span> <text:span text:style-name="T43">on UFC </text:span>to set.</text:p>
            </text:list-item>
          </text:list>
        </text:list-item>
        <text:list-item>
          <text:p text:style-name="P11"><text:span text:style-name="T1">IFF</text:span><text:span text:style-name="T5"> MASTER knob</text:span> ... <text:span text:style-name="T1">NORM</text:span> (left console<text:span text:style-name="T44"> outboard middle, next to throttle</text:span>)</text:p>
        </text:list-item>
        <text:list-item>
          <text:p text:style-name="P7"><text:span text:style-name="T33">(A-10C II only): </text:span><text:span text:style-name="T32">Scorpion </text:span><text:span text:style-name="T28">HM</text:span><text:span text:style-name="T32">CS</text:span><text:span text:style-name="T28"> </text:span><text:span text:style-name="T32">Power switch</text:span><text:span text:style-name="T17">... </text:span><text:span text:style-name="T28">O</text:span><text:span text:style-name="T32">N</text:span><text:span text:style-name="T23"> (right console</text:span><text:span text:style-name="T24"> inboard rear</text:span><text:span text:style-name="T23">)</text:span></text:p>
        </text:list-item>
      </text:list>
      <text:p text:style-name="P3"/>
      <text:p text:style-name="P2">Performance limits</text:p>
      <text:list xml:id="list3878011245" text:style-name="L3">
        <text:list-item>
          <text:p text:style-name="P14"><text:span text:style-name="T7">Fuel: </text:span><text:span text:style-name="T8">11087</text:span><text:span text:style-name="T7"> lbs internal</text:span></text:p>
          <text:list>
            <text:list-item>
              <text:p text:style-name="P14"><text:span text:style-name="T7">w</text:span><text:span text:style-name="T9">ith 1x drop tanks (</text:span><text:span text:style-name="T8">4001</text:span><text:span text:style-name="T9"> lbs ea.) = </text:span><text:span text:style-name="T8">15088</text:span><text:span text:style-name="T9"> lbs</text:span></text:p>
            </text:list-item>
            <text:list-item>
              <text:p text:style-name="P14"><text:span text:style-name="T7">with 2x drop tanks (</text:span><text:span text:style-name="T8">4001</text:span><text:span text:style-name="T7"> lbs ea.) = </text:span><text:span text:style-name="T8">19090</text:span><text:span text:style-name="T7"> lbs</text:span></text:p>
            </text:list-item>
            <text:list-item>
              <text:p text:style-name="P14"><text:span text:style-name="T10">with 3x drop tanks (</text:span><text:span text:style-name="T8">4001</text:span><text:span text:style-name="T10"> lbs ea.) = </text:span><text:span text:style-name="T8">23091</text:span><text:span text:style-name="T10"> lbs</text:span></text:p>
            </text:list-item>
          </text:list>
        </text:list-item>
        <text:list-item>
          <text:p text:style-name="P12">Flaps: <text:span text:style-name="T2">185</text:span><text:span text:style-name="T1"> kts</text:span> (flaps retract automatically so cannot be damaged by overspeed)</text:p>
        </text:list-item>
        <text:list-item>
          <text:p text:style-name="P13">Landing Gear: <text:s/><text:span text:style-name="T1">250 kts</text:span></text:p>
        </text:list-item>
        <text:list-item>
          <text:p text:style-name="P14"><text:span text:style-name="T12">Max </text:span><text:span text:style-name="T13">allowed </text:span><text:span text:style-name="T12">speed</text:span><text:span text:style-name="T13"> (VNE)</text:span><text:span text:style-name="T12">: </text:span><text:span text:style-name="T16">450 kts</text:span><text:span text:style-name="T13"> at sea level</text:span></text:p>
        </text:list-item>
        <text:list-item>
          <text:p text:style-name="P15"><text:span text:style-name="T11">Stall speed: </text:span><text:span text:style-name="T15">120 kts</text:span></text:p>
        </text:list-item>
        <text:list-item>
          <text:p text:style-name="P16"><text:span text:style-name="T11">Negative G: 10 seconds max</text:span><text:span text:style-name="T14">, engines will cut due to fuel starvation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5H44M31S</meta:editing-duration>
    <meta:editing-cycles>80</meta:editing-cycles>
    <meta:generator>LibreOffice/7.0.3.1$Windows_X86_64 LibreOffice_project/d7547858d014d4cf69878db179d326fc3483e082</meta:generator>
    <dc:date>2022-03-15T21:50:53.676000000</dc:date>
    <meta:document-statistic meta:table-count="0" meta:image-count="0" meta:object-count="0" meta:page-count="1" meta:paragraph-count="25" meta:word-count="323" meta:character-count="1757" meta:non-whitespace-character-count="1477"/>
  </office:meta>
</office:document-meta>
</file>